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number-columns-repeated="2" table:default-cell-style-name="ce6"/>
        <table:table-column table:style-name="co7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U24</text:p>
          </table:table-cell>
          <table:table-cell office:value-type="string">
            <text:p>Single NOR Gate</text:p>
          </table:table-cell>
          <table:table-cell office:value-type="string">
            <text:p>74AUP1G02</text:p>
          </table:table-cell>
          <table:table-cell office:value-type="string">
            <text:p>NXP</text:p>
          </table:table-cell>
          <table:table-cell/>
          <table:table-cell office:value-type="string">
            <text:p>SOT-353</text:p>
          </table:table-cell>
          <table:table-cell office:value-type="float" office:value="1">
            <text:p>1</text:p>
          </table:table-cell>
          <table:table-cell office:value-type="float" office:value="0.14">
            <text:p>0.140</text:p>
          </table:table-cell>
          <table:table-cell office:value-type="float" office:value="0.132">
            <text:p>0.132</text:p>
          </table:table-cell>
          <table:table-cell office:value-type="float" office:value="0.124">
            <text:p>0.1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4.67/30" office:value-type="float" office:value="0.155666666666667">
            <text:p>0.156</text:p>
          </table:table-cell>
          <table:table-cell table:formula="of:=4.4/30" office:value-type="float" office:value="0.146666666666667">
            <text:p>0.147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0805X106K6R3CT</text:p>
          </table:table-cell>
          <table:table-cell office:value-type="string">
            <text:p>Walsin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table:formula="of:=0.92/30" office:value-type="float" office:value="0.0306666666666667">
            <text:p>0.031</text:p>
          </table:table-cell>
          <table:table-cell table:formula="of:=0.92/30" office:value-type="float" office:value="0.0306666666666667">
            <text:p>0.031</text:p>
          </table:table-cell>
          <table:table-cell table:formula="of:=0.85/30" office:value-type="float" office:value="0.0283333333333333">
            <text:p>0.028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9-11,C28-30,C267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7">
            <text:p>7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92">
            <text:p>19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72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,R43-44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5">
            <text:p>5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,R42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6-41,R45,R4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8">
            <text:p>18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float" office:value="1770885">
            <text:p>1770885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cro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0987">
            <text:p>10987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7:.G54])" office:value-type="float" office:value="326">
            <text:p>326</text:p>
          </table:table-cell>
          <table:table-cell table:style-name="ce12" table:formula="of:=SUMPRODUCT([.$G6:.$G54];[.H6:.H54])" office:value-type="float" office:value="43.5898">
            <text:p>43.59</text:p>
          </table:table-cell>
          <table:table-cell table:style-name="ce12" table:formula="of:=SUMPRODUCT([.$G6:.$G54];[.I6:.I54])" office:value-type="float" office:value="29.9001333333333">
            <text:p>29.90</text:p>
          </table:table-cell>
          <table:table-cell table:style-name="ce12" table:formula="of:=SUMPRODUCT([.$G6:.$G55];[.J6:.J55])" office:value-type="float" office:value="23.6246333333333">
            <text:p>23.62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SMD</text:p>
          </table:table-cell>
          <table:table-cell table:formula="of:=[.G57]-SUM([.G61:.G64])" office:value-type="float" office:value="299">
            <text:p>299</text:p>
          </table:table-cell>
          <table:table-cell table:number-columns-repeated="1017"/>
        </table:table-row>
        <table:table-row table:style-name="ro5">
          <table:table-cell table:style-name="ce5"/>
          <table:table-cell table:number-columns-repeated="2"/>
          <table:table-cell table:style-name="Default" table:number-columns-repeated="2"/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Fine-Pitc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Default" table:number-columns-repeated="2"/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Manual SMD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17T17:02:38</dc:date>
    <dc:creator>chris </dc:creator>
    <meta:editing-duration>P2DT9H55M9S</meta:editing-duration>
    <meta:editing-cycles>241</meta:editing-cycles>
    <meta:generator>LibreOffice/3.5$Linux_x86 LibreOffice_project/350m1$Build-2</meta:generator>
    <meta:document-statistic meta:table-count="3" meta:cell-count="532" meta:object-count="0"/>
  </office:meta>
</office:document-meta>
</file>